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0e3b" officeooo:paragraph-rsid="001b0e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暂停状态： 可以涂抹 <text:s/>，clear 按钮 能清空mask</text:p>
      <text:p text:style-name="P1">continue： 不能涂抹 <text:s/>，clear按钮 <text:s/>清空的是仿真效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4:16:55.778820011</meta:creation-date>
    <dc:date>2022-09-26T14:20:31.096821572</dc:date>
    <meta:editing-duration>PT3M36S</meta:editing-duration>
    <meta:editing-cycles>1</meta:editing-cycles>
    <meta:document-statistic meta:table-count="0" meta:image-count="0" meta:object-count="0" meta:page-count="1" meta:paragraph-count="2" meta:word-count="35" meta:character-count="63" meta:non-whitespace-character-count="53"/>
    <meta:generator>LibreOffice/6.0.7.3$Linux_X86_64 LibreOffice_project/00m0$Build-3</meta:generator>
  </office:meta>
</office:document-meta>
</file>